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4pt" fo:font-weight="bold" officeooo:rsid="001fb5f6" officeooo:paragraph-rsid="001fb5f6" style:font-size-asian="14pt" style:font-weight-asian="bold" style:font-size-complex="14pt" style:font-weight-complex="bold"/>
    </style:style>
    <style:style style:name="P2" style:family="paragraph" style:parent-style-name="Standard">
      <style:text-properties style:font-name="Times New Roman" fo:font-size="14pt" officeooo:rsid="001fb5f6" officeooo:paragraph-rsid="001fb5f6" style:font-size-asian="14pt" style:font-size-complex="14pt"/>
    </style:style>
    <style:style style:name="P3" style:family="paragraph" style:parent-style-name="Standard" style:list-style-name="L1">
      <style:text-properties style:font-name="Times New Roman" fo:font-size="14pt" officeooo:rsid="001fb5f6" officeooo:paragraph-rsid="001fb5f6" style:font-size-asian="14pt" style:font-size-complex="14pt"/>
    </style:style>
    <style:style style:name="P4" style:family="paragraph" style:parent-style-name="Standard">
      <style:text-properties style:font-name="Times New Roman" fo:font-size="14pt" fo:font-weight="bold" officeooo:rsid="002064f7" officeooo:paragraph-rsid="002064f7" style:font-size-asian="14pt" style:font-weight-asian="bold" style:font-size-complex="14pt" style:font-weight-complex="bold"/>
    </style:style>
    <style:style style:name="P5" style:family="paragraph" style:parent-style-name="Standard">
      <style:text-properties style:font-name="Times New Roman" fo:font-size="14pt" officeooo:rsid="002064f7" officeooo:paragraph-rsid="002064f7" style:font-size-asian="14pt" style:font-size-complex="14pt"/>
    </style:style>
    <style:style style:name="P6" style:family="paragraph" style:parent-style-name="Standard" style:list-style-name="L2">
      <style:text-properties style:font-name="Times New Roman" fo:font-size="14pt" officeooo:rsid="002064f7" officeooo:paragraph-rsid="002064f7" style:font-size-asian="14pt" style:font-size-complex="14pt"/>
    </style:style>
    <style:style style:name="P7" style:family="paragraph" style:parent-style-name="Standard" style:list-style-name="L3">
      <style:text-properties style:font-name="Times New Roman" fo:font-size="14pt" officeooo:rsid="002064f7" officeooo:paragraph-rsid="002064f7" style:font-size-asian="14pt" style:font-size-complex="14pt"/>
    </style:style>
    <style:style style:name="P8" style:family="paragraph" style:parent-style-name="Standard" style:list-style-name="L4">
      <style:text-properties style:font-name="Times New Roman" fo:font-size="14pt" officeooo:rsid="002064f7" officeooo:paragraph-rsid="002064f7" style:font-size-asian="14pt" style:font-size-complex="14pt"/>
    </style:style>
    <style:style style:name="P9" style:family="paragraph" style:parent-style-name="Standard">
      <style:text-properties style:font-name="Times New Roman" fo:font-size="14pt" fo:font-weight="bold" officeooo:rsid="0028d01f" officeooo:paragraph-rsid="0028d01f" style:font-size-asian="14pt" style:font-weight-asian="bold" style:font-size-complex="14pt" style:font-weight-complex="bold"/>
    </style:style>
    <style:style style:name="P10" style:family="paragraph" style:parent-style-name="Standard" style:list-style-name="L5">
      <style:text-properties style:font-name="Times New Roman" fo:font-size="14pt" officeooo:rsid="002064f7" officeooo:paragraph-rsid="002064f7" style:font-size-asian="14pt" style:font-size-complex="14pt"/>
    </style:style>
    <style:style style:name="P11" style:family="paragraph" style:parent-style-name="Standard">
      <style:text-properties style:font-name="Times New Roman" fo:font-size="14pt" officeooo:rsid="00218512" officeooo:paragraph-rsid="00218512" style:font-size-asian="14pt" style:font-size-complex="14pt"/>
    </style:style>
    <style:style style:name="P12" style:family="paragraph" style:parent-style-name="Standard">
      <style:text-properties style:font-name="Times New Roman" fo:font-size="14pt" fo:font-weight="bold" officeooo:rsid="00218512" officeooo:paragraph-rsid="00218512" style:font-size-asian="14pt" style:font-weight-asian="bold" style:font-size-complex="14pt" style:font-weight-complex="bold"/>
    </style:style>
    <style:style style:name="P13" style:family="paragraph" style:parent-style-name="Standard" style:list-style-name="L6">
      <style:text-properties style:font-name="Times New Roman" fo:font-size="14pt" officeooo:rsid="00218512" officeooo:paragraph-rsid="00218512" style:font-size-asian="14pt" style:font-size-complex="14pt"/>
    </style:style>
    <style:style style:name="P14" style:family="paragraph" style:parent-style-name="Standard">
      <style:text-properties style:font-name="Times New Roman" fo:font-size="14pt" officeooo:rsid="0022841b" officeooo:paragraph-rsid="0022841b" style:font-size-asian="14pt" style:font-size-complex="14pt"/>
    </style:style>
    <style:style style:name="P15" style:family="paragraph" style:parent-style-name="Standard">
      <style:text-properties style:font-name="Times New Roman" fo:font-size="14pt" fo:font-weight="bold" officeooo:rsid="0022841b" officeooo:paragraph-rsid="0022841b" style:font-size-asian="14pt" style:font-weight-asian="bold" style:font-size-complex="14pt" style:font-weight-complex="bold"/>
    </style:style>
    <style:style style:name="P16" style:family="paragraph" style:parent-style-name="Standard">
      <style:text-properties style:font-name="Times New Roman" fo:font-size="14pt" fo:font-weight="bold" officeooo:rsid="0023cfc0" officeooo:paragraph-rsid="0023cfc0" style:font-size-asian="14pt" style:font-weight-asian="bold" style:font-size-complex="14pt" style:font-weight-complex="bold"/>
    </style:style>
    <style:style style:name="P17" style:family="paragraph" style:parent-style-name="Standard" style:list-style-name="L7">
      <style:text-properties style:font-name="Times New Roman" fo:font-size="14pt" officeooo:rsid="0023cfc0" officeooo:paragraph-rsid="0023cfc0" style:font-size-asian="14pt" style:font-size-complex="14pt"/>
    </style:style>
    <style:style style:name="P18" style:family="paragraph" style:parent-style-name="Standard">
      <style:text-properties style:font-name="Times New Roman" fo:font-size="14pt" officeooo:rsid="0023cfc0" officeooo:paragraph-rsid="0023cfc0" style:font-size-asian="14pt" style:font-size-complex="14pt"/>
    </style:style>
    <style:style style:name="P19" style:family="paragraph" style:parent-style-name="Standard" style:list-style-name="L8">
      <style:text-properties style:font-name="Times New Roman" fo:font-size="14pt" officeooo:rsid="0023cfc0" officeooo:paragraph-rsid="0023cfc0" style:font-size-asian="14pt" style:font-size-complex="14pt"/>
    </style:style>
    <style:style style:name="P20" style:family="paragraph" style:parent-style-name="Standard">
      <style:text-properties style:font-name="Times New Roman" fo:font-size="14pt" officeooo:rsid="0025c871" officeooo:paragraph-rsid="0025c871" style:font-size-asian="14pt" style:font-size-complex="14pt"/>
    </style:style>
    <style:style style:name="P21" style:family="paragraph" style:parent-style-name="Standard">
      <style:text-properties style:font-name="Times New Roman" fo:font-size="14pt" fo:font-weight="bold" officeooo:rsid="0025c871" officeooo:paragraph-rsid="0025c871" style:font-size-asian="14pt" style:font-weight-asian="bold" style:font-size-complex="14pt" style:font-weight-complex="bold"/>
    </style:style>
    <style:style style:name="P22" style:family="paragraph" style:parent-style-name="Standard" style:list-style-name="L9">
      <style:text-properties style:font-name="Times New Roman" fo:font-size="14pt" officeooo:rsid="0025c871" officeooo:paragraph-rsid="0025c871" style:font-size-asian="14pt" style:font-size-complex="14pt"/>
    </style:style>
    <style:style style:name="P23" style:family="paragraph" style:parent-style-name="Standard" style:list-style-name="L10">
      <style:text-properties style:font-name="Times New Roman" fo:font-size="14pt" officeooo:rsid="0025c871" officeooo:paragraph-rsid="0025c871" style:font-size-asian="14pt" style:font-size-complex="14pt"/>
    </style:style>
    <style:style style:name="P24" style:family="paragraph" style:parent-style-name="Standard">
      <style:text-properties style:font-name="Times New Roman" fo:font-size="14pt" officeooo:rsid="002605a7" officeooo:paragraph-rsid="002605a7" style:font-size-asian="14pt" style:font-size-complex="14pt"/>
    </style:style>
    <style:style style:name="P25" style:family="paragraph" style:parent-style-name="Standard">
      <style:text-properties style:font-name="Times New Roman" fo:font-size="14pt" fo:font-weight="bold" officeooo:rsid="002605a7" officeooo:paragraph-rsid="002605a7" style:font-size-asian="14pt" style:font-weight-asian="bold" style:font-size-complex="14pt" style:font-weight-complex="bold"/>
    </style:style>
    <style:style style:name="P26" style:family="paragraph" style:parent-style-name="Standard" style:list-style-name="L11">
      <style:text-properties style:font-name="Times New Roman" fo:font-size="14pt" officeooo:rsid="002605a7" officeooo:paragraph-rsid="002605a7" style:font-size-asian="14pt" style:font-size-complex="14pt"/>
    </style:style>
    <style:style style:name="P27" style:family="paragraph" style:parent-style-name="Standard" style:list-style-name="L12">
      <style:text-properties style:font-name="Times New Roman" fo:font-size="14pt" officeooo:rsid="002605a7" officeooo:paragraph-rsid="002605a7" style:font-size-asian="14pt" style:font-size-complex="14pt"/>
    </style:style>
    <style:style style:name="P28" style:family="paragraph" style:parent-style-name="Standard" style:list-style-name="L13">
      <style:text-properties style:font-name="Times New Roman" fo:font-size="14pt" officeooo:rsid="002605a7" officeooo:paragraph-rsid="002605a7" style:font-size-asian="14pt" style:font-size-complex="14pt"/>
    </style:style>
    <style:style style:name="P29" style:family="paragraph" style:parent-style-name="Standard" style:list-style-name="L14">
      <style:text-properties style:font-name="Times New Roman" fo:font-size="14pt" officeooo:rsid="002605a7" officeooo:paragraph-rsid="002605a7" style:font-size-asian="14pt" style:font-size-complex="14pt"/>
    </style:style>
    <style:style style:name="P30" style:family="paragraph" style:parent-style-name="Standard">
      <style:text-properties style:font-name="Times New Roman" fo:font-size="14pt" fo:font-weight="bold" officeooo:rsid="002c60e5" officeooo:paragraph-rsid="002c60e5" style:font-size-asian="14pt" style:font-weight-asian="bold" style:font-size-complex="14pt" style:font-weight-complex="bold"/>
    </style:style>
    <style:style style:name="P31" style:family="paragraph" style:parent-style-name="Standard">
      <style:text-properties style:font-name="Times New Roman" fo:font-size="14pt" fo:font-weight="normal" officeooo:rsid="002c60e5" officeooo:paragraph-rsid="002c60e5" style:font-size-asian="14pt" style:font-weight-asian="normal" style:font-size-complex="14pt" style:font-weight-complex="normal"/>
    </style:style>
    <style:style style:name="P32" style:family="paragraph" style:parent-style-name="Standard">
      <style:text-properties style:font-name="Times New Roman" fo:font-size="14pt" fo:font-weight="bold" officeooo:rsid="002cc583" officeooo:paragraph-rsid="002cc583" style:font-size-asian="14pt" style:font-weight-asian="bold" style:font-size-complex="14pt" style:font-weight-complex="bold"/>
    </style:style>
    <style:style style:name="P33" style:family="paragraph" style:parent-style-name="Standard">
      <style:text-properties style:font-name="Times New Roman" fo:font-size="14pt" fo:font-weight="normal" officeooo:rsid="002cc583" officeooo:paragraph-rsid="002cc583" style:font-size-asian="14pt" style:font-weight-asian="normal" style:font-size-complex="14pt" style:font-weight-complex="normal"/>
    </style:style>
    <style:style style:name="P34" style:family="paragraph" style:parent-style-name="Standard" style:list-style-name="L15">
      <style:text-properties style:font-name="Times New Roman" fo:font-size="14pt" fo:font-weight="normal" officeooo:rsid="002cc583" officeooo:paragraph-rsid="002cc583" style:font-size-asian="14pt" style:font-weight-asian="normal" style:font-size-complex="14pt" style:font-weight-complex="normal"/>
    </style:style>
    <style:style style:name="P35" style:family="paragraph" style:parent-style-name="Standard" style:list-style-name="L16">
      <style:text-properties style:font-name="Times New Roman" fo:font-size="14pt" fo:font-weight="normal" officeooo:rsid="002cc583" officeooo:paragraph-rsid="002cc583" style:font-size-asian="14pt" style:font-weight-asian="normal" style:font-size-complex="14pt" style:font-weight-complex="normal"/>
    </style:style>
    <style:style style:name="P36" style:family="paragraph" style:parent-style-name="Standard" style:list-style-name="L17">
      <style:text-properties style:font-name="Times New Roman" fo:font-size="14pt" fo:font-weight="normal" officeooo:rsid="002cc583" officeooo:paragraph-rsid="002cc583" style:font-size-asian="14pt" style:font-weight-asian="normal" style:font-size-complex="14pt" style:font-weight-complex="normal"/>
    </style:style>
    <style:style style:name="T1" style:family="text">
      <style:text-properties officeooo:rsid="0022841b"/>
    </style:style>
    <style:style style:name="T2" style:family="text">
      <style:text-properties officeooo:rsid="0025c871"/>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VIRAL DRUGS</text:p>
      <text:p text:style-name="P2">Viruses are segment of nucleus material (DNA or RNA). They attach to the whole cell and inject their nucleic materials into the cell, altering the function of the whole cell such that they product copies of the virus rather than copies of themselves. When these happen, the cell eventually dies and release new virons. Signs and symptoms depend in the type of cell attacked by the virus. Eg influenza virus attack cells of the mucus membrane causing running nose, sneezing, itching etc.</text:p>
      <text:p text:style-name="P2"/>
      <text:p text:style-name="P1">Common viral infections</text:p>
      <text:list text:style-name="L1">
        <text:list-item>
          <text:p text:style-name="P3">Herpes: It is a family of virus that consist of:</text:p>
        </text:list-item>
        <text:list-item>
          <text:p text:style-name="P3">Herpes variella (causes chicken pox)</text:p>
        </text:list-item>
        <text:list-item>
          <text:p text:style-name="P3">Herpes zooster (causes shingles) </text:p>
        </text:list-item>
        <text:list-item>
          <text:p text:style-name="P3">Herpes simplex (causes STDs)</text:p>
        </text:list-item>
        <text:list-item>
          <text:p text:style-name="P3">Hepatitis: causes Hepatitis A, B, C</text:p>
        </text:list-item>
        <text:list-item>
          <text:p text:style-name="P3">Measles</text:p>
        </text:list-item>
        <text:list-item>
          <text:p text:style-name="P3">Rubella</text:p>
        </text:list-item>
        <text:list-item>
          <text:p text:style-name="P3">Mumps</text:p>
        </text:list-item>
        <text:list-item>
          <text:p text:style-name="P3">Rabies</text:p>
        </text:list-item>
        <text:list-item>
          <text:p text:style-name="P3">Rota-Virus</text:p>
        </text:list-item>
      </text:list>
      <text:p text:style-name="P2"/>
      <text:p text:style-name="P2">Most viral infections are self limiting in the sense that it can go on its own without the use of medicaton but for serious viral infections, prevention is advised by taking vaccine/immunization, other method includes public education, environmental sanitation, safe sex practice.</text:p>
      <text:p text:style-name="P2"/>
      <text:p text:style-name="P4">Characteristics of virus</text:p>
      <text:p text:style-name="P5"/>
      <text:list text:style-name="L2">
        <text:list-item>
          <text:p text:style-name="P6">No Cell wall and are made up of nucleic components.</text:p>
        </text:list-item>
        <text:list-item>
          <text:p text:style-name="P6">Viruses contain envelopes that is antigenic in nature.</text:p>
        </text:list-item>
        <text:list-item>
          <text:p text:style-name="P6">Virues are obligate intracellular parasite in nature</text:p>
        </text:list-item>
        <text:list-item>
          <text:p text:style-name="P6">They do not have metabolic machinery of their own</text:p>
        </text:list-item>
      </text:list>
      <text:p text:style-name="P5"/>
      <text:p text:style-name="P4">Characteristics of antiviral drugs</text:p>
      <text:list text:style-name="L3">
        <text:list-item>
          <text:p text:style-name="P7">Many antiviral drugs are purine and pyramidine analogues</text:p>
        </text:list-item>
        <text:list-item>
          <text:p text:style-name="P7">Many antivirals are prodrugs</text:p>
        </text:list-item>
        <text:list-item>
          <text:p text:style-name="P7">They inhibit active replication</text:p>
        </text:list-item>
        <text:list-item>
          <text:p text:style-name="P7">They are able to enter the virus-infected cell</text:p>
        </text:list-item>
        <text:list-item>
          <text:p text:style-name="P7">A healthy immune system works synergistically with the drug to eliminate or suppress viral activites. </text:p>
        </text:list-item>
        <text:list-item>
          <text:p text:style-name="P7">Antiviral drugs are used to treat viral infections except HIV.</text:p>
        </text:list-item>
      </text:list>
      <text:p text:style-name="P5"/>
      <text:p text:style-name="P4">Mechanism of Action of antiviral drugs</text:p>
      <text:p text:style-name="P5"><text:soft-page-break/>There are stages that antiviral drugs can act.</text:p>
      <text:list text:style-name="L4">
        <text:list-item>
          <text:p text:style-name="P8">Cell entry</text:p>
        </text:list-item>
        <text:list-item>
          <text:p text:style-name="P8">Uncoating</text:p>
        </text:list-item>
        <text:list-item>
          <text:p text:style-name="P8">Transcription</text:p>
        </text:list-item>
        <text:list-item>
          <text:p text:style-name="P8">Translation</text:p>
        </text:list-item>
        <text:list-item>
          <text:p text:style-name="P8">Assembly of viron component</text:p>
        </text:list-item>
        <text:list-item>
          <text:p text:style-name="P8">Release</text:p>
        </text:list-item>
      </text:list>
      <text:p text:style-name="P5"/>
      <text:p text:style-name="P9">ANTIVIRAL AGENTS</text:p>
      <text:list text:style-name="L5">
        <text:list-item>
          <text:p text:style-name="P10">Acyclovir/Valacyclovir </text:p>
        </text:list-item>
        <text:list-item>
          <text:p text:style-name="P10">Famicyclovir/Pencicyclovir</text:p>
        </text:list-item>
        <text:list-item>
          <text:p text:style-name="P10">Gancicyclovir/Lidofovir</text:p>
        </text:list-item>
        <text:list-item>
          <text:p text:style-name="P10">Foscarnet</text:p>
        </text:list-item>
        <text:list-item>
          <text:p text:style-name="P10">Trifluridine and Vidarabine</text:p>
        </text:list-item>
        <text:list-item>
          <text:p text:style-name="P10">Amantadiine and Rimantadine</text:p>
        </text:list-item>
        <text:list-item>
          <text:p text:style-name="P10">Neuramidase inhibitors</text:p>
        </text:list-item>
        <text:list-item>
          <text:p text:style-name="P10">Ribavirin</text:p>
        </text:list-item>
        <text:list-item>
          <text:p text:style-name="P10">Interferons</text:p>
        </text:list-item>
      </text:list>
      <text:p text:style-name="P5"/>
      <text:p text:style-name="P4">Acyclovir Congeners</text:p>
      <text:p text:style-name="P11">They are phosphorelated to neuclotide analoge. They inhibit viral DNA polymerase. It is selectively activated in the cells infected with herpes virus. It is distributed in all body tissues including the central nervous system. Bioavailability is 20% - 30% and renal excretion is greater than 80%. It is administered topically, orally or through IV routes.</text:p>
      <text:p text:style-name="P11"/>
      <text:p text:style-name="P12">Side Effects</text:p>
      <text:list text:style-name="L6">
        <text:list-item>
          <text:p text:style-name="P13">Nausea</text:p>
        </text:list-item>
        <text:list-item>
          <text:p text:style-name="P13">Vomiting</text:p>
        </text:list-item>
        <text:list-item>
          <text:p text:style-name="P13">Diarrhea</text:p>
        </text:list-item>
        <text:list-item>
          <text:p text:style-name="P13">Nephrotoxicity</text:p>
        </text:list-item>
        <text:list-item>
          <text:p text:style-name="P13">Myelosuppression</text:p>
        </text:list-item>
      </text:list>
      <text:p text:style-name="P11"/>
      <text:p text:style-name="P12">Therapeutic uses</text:p>
      <text:p text:style-name="P11">It is a drug of choice for HSV genital infection, HSV encephalitis, <text:span text:style-name="T1">HSV infection in immuno compromized patients.</text:span></text:p>
      <text:p text:style-name="P14">Ganciclovir is the drug of choice for cytomegalo virus, retinitis in immuno compromised patients, prevention of cytomegalo virus disease in transplant patients.</text:p>
      <text:p text:style-name="P14"/>
      <text:p text:style-name="P15">Vidarabine and Triflunidine</text:p>
      <text:p text:style-name="P14">Vidarabine is an adenosine nucleic analogue. It has activity against HSV-1, HSV-2 and variella zooster virus. It is also used in keratoconjuctivitis in immuno compromised patients.</text:p>
      <text:p text:style-name="P14"><text:soft-page-break/>Triflunidine is a pyramidine nucleoside analogue. The use is limited to topical occular HSV keratitis.</text:p>
      <text:p text:style-name="P14"/>
      <text:p text:style-name="P15">Fuscarnet</text:p>
      <text:p text:style-name="P14">It is used for HSV-1, HSV-2, VZV, CMV and HIV. Oral bioavailability is 10% - 20% and it is distributed to all tissues including the central nervous system. It is administered by IV route.</text:p>
      <text:p text:style-name="P14"/>
      <text:p text:style-name="P16">Adverse effects</text:p>
      <text:list text:style-name="L7">
        <text:list-item>
          <text:p text:style-name="P17">Hypokalemia</text:p>
        </text:list-item>
        <text:list-item>
          <text:p text:style-name="P17">Hypomagnasemia</text:p>
        </text:list-item>
        <text:list-item>
          <text:p text:style-name="P17">Neurotoxicity</text:p>
        </text:list-item>
        <text:list-item>
          <text:p text:style-name="P17">Nephrotoxicity</text:p>
        </text:list-item>
      </text:list>
      <text:p text:style-name="P18"/>
      <text:p text:style-name="P16">Amantadine and Rimantadine</text:p>
      <text:p text:style-name="P18">They are used for prevention and treatment of influenza A. They inhibit viral uncoating.</text:p>
      <text:p text:style-name="P18"/>
      <text:p text:style-name="P16">Neuramidase inhibitors</text:p>
      <text:p text:style-name="P18">Influenza virus contain the enzymes neuramidase which is responsible for the replication of the virus. Neuramidase inhibitors blocks the enzyme thereby stopping their replication. They are effective against both types of influenza and can be used for both prophylaxes and treatment. Eg Oseltamivir (orally), Zanemavir (Intranasally).</text:p>
      <text:p text:style-name="P18"/>
      <text:p text:style-name="P16">Ribavirin</text:p>
      <text:p text:style-name="P18">It is a guanosine analogue. It inhibits RNA polymerase. It targets effective against influenza, para-influenza and lassa virus. It is contraindicated in pregenacy.</text:p>
      <text:p text:style-name="P18"/>
      <text:p text:style-name="P16">Adverse Effects</text:p>
      <text:list text:style-name="L8">
        <text:list-item>
          <text:p text:style-name="P19">Anaemia</text:p>
        </text:list-item>
        <text:list-item>
          <text:p text:style-name="P19">Jaundice</text:p>
        </text:list-item>
      </text:list>
      <text:p text:style-name="P18"/>
      <text:p text:style-name="P16">Interferons</text:p>
      <text:p text:style-name="P18">They are natural proteins that are produced from cells of the immune system. Exogenous interferons are classified as alpha, beta and gamma. They inhibit translation stage. They are effective against the management of certain cancers.</text:p>
      <text:p text:style-name="P18"/>
      <text:p text:style-name="P16">Phar<text:span text:style-name="T2">macokinetics</text:span></text:p>
      <text:p text:style-name="P20">Oral bioavailability is 1% so it is best administered as subcutenous or intravenous.</text:p>
      <text:p text:style-name="P20">It is distributed in all body tisssue except the central nervous system and the eyes.</text:p>
      <text:p text:style-name="P20"/>
      <text:p text:style-name="P21">Adverse effects</text:p>
      <text:list text:style-name="L9">
        <text:list-item>
          <text:p text:style-name="P22">Fever and headaches</text:p>
        </text:list-item>
        <text:list-item>
          <text:p text:style-name="P22"><text:soft-page-break/>Bone marrow suppression</text:p>
        </text:list-item>
        <text:list-item>
          <text:p text:style-name="P22">Neurotoxicity</text:p>
        </text:list-item>
        <text:list-item>
          <text:p text:style-name="P22">Cardiotoxicity</text:p>
        </text:list-item>
      </text:list>
      <text:p text:style-name="P20"/>
      <text:p text:style-name="P21">HUMAN IMMUNODEFICIENCY VIRUS (HIV)</text:p>
      <text:p text:style-name="P20">It is a virus that attacks the immune system (CD4 cells). The count of CD4 cells determine the immune function. The virus attack the CD4 cells and weaken them giving room for opportunistic infections.</text:p>
      <text:p text:style-name="P20"/>
      <text:p text:style-name="P21">Epidemiology</text:p>
      <text:p text:style-name="P20">About 39.9 million people are infected globally (2023). Also, not less than 630,000 deaths have been recorded as a resulto of HIV related causes. Sub saharan africa is the region affected with not less than 61% of new infections every year. In Nigeria, prevalence rate is estimated at 1.4% - 2.1% among adults aged between 15 – 49 years. Benue state has the highest rate of 5.7% while Jigawa state has the least 0.3%.</text:p>
      <text:p text:style-name="P20"/>
      <text:p text:style-name="P21">Types</text:p>
      <text:list text:style-name="L10">
        <text:list-item>
          <text:p text:style-name="P23">Type 1: More common and more infectious</text:p>
        </text:list-item>
        <text:list-item>
          <text:p text:style-name="P23">Type 2: Less common and less infectious</text:p>
        </text:list-item>
      </text:list>
      <text:p text:style-name="P20"/>
      <text:p text:style-name="P21">Signs and symptoms</text:p>
      <text:p text:style-name="P24"><text:span text:style-name="T3">Primary stage symptoms</text:span>: They are the initial symptoms that begin to appear at 2 weeks to 1 month. They include fever, headaches, muscle ache and joint pain, sore throat, rash, swollen lymph nodes, diarrhea, weight loss, cough, night sweats, etc.</text:p>
      <text:p text:style-name="P24"/>
      <text:p text:style-name="P24"><text:span text:style-name="T3">Clinical latent phase</text:span>: In this stage, the person doesn’t show any sympton. It is also called asymptomatic phase.</text:p>
      <text:p text:style-name="P24"/>
      <text:p text:style-name="P24"><text:span text:style-name="T3">Late stage symptoms</text:span>: This is when the symptoms that is suspected of HIV appear. Eg blurred vision, persistent or chronic diarrhea, dry cough, fever, night sweats, shortness of breath, enexplained weight loss, white spots under the tongue or mouth.</text:p>
      <text:p text:style-name="P24"/>
      <text:p text:style-name="P25">Transmission</text:p>
      <text:list text:style-name="L11">
        <text:list-item>
          <text:p text:style-name="P26">Exchange of body fluid</text:p>
        </text:list-item>
        <text:list-item>
          <text:p text:style-name="P26">Unprotected anal or vaginal sex</text:p>
        </text:list-item>
        <text:list-item>
          <text:p text:style-name="P26">Sharing contaminated needles, syringes and sharp objects</text:p>
        </text:list-item>
        <text:list-item>
          <text:p text:style-name="P26">Mother to child transmission</text:p>
        </text:list-item>
      </text:list>
      <text:p text:style-name="P24"/>
      <text:p text:style-name="P25">People at risk</text:p>
      <text:list text:style-name="L12">
        <text:list-item>
          <text:p text:style-name="P27">Youth aged 15 – 45</text:p>
        </text:list-item>
        <text:list-item>
          <text:p text:style-name="P27">Healthcare providers</text:p>
        </text:list-item>
        <text:list-item>
          <text:p text:style-name="P27">Commercial sex workers</text:p>
        </text:list-item>
        <text:list-item>
          <text:p text:style-name="P27"><text:soft-page-break/>Gays / Bisexuals</text:p>
        </text:list-item>
        <text:list-item>
          <text:p text:style-name="P27">Military personnel</text:p>
        </text:list-item>
        <text:list-item>
          <text:p text:style-name="P27">Long distance drivers</text:p>
        </text:list-item>
        <text:list-item>
          <text:p text:style-name="P27">Injection drug users</text:p>
        </text:list-item>
      </text:list>
      <text:p text:style-name="P24"/>
      <text:p text:style-name="P25">Prevention</text:p>
      <text:list text:style-name="L13">
        <text:list-item>
          <text:p text:style-name="P28">Total abstinence</text:p>
        </text:list-item>
        <text:list-item>
          <text:p text:style-name="P28">Being faithful to single uninfected partner</text:p>
        </text:list-item>
        <text:list-item>
          <text:p text:style-name="P28">Use of condoms</text:p>
        </text:list-item>
        <text:list-item>
          <text:p text:style-name="P28">Post exposure prophylaxis</text:p>
        </text:list-item>
        <text:list-item>
          <text:p text:style-name="P28">Pre exposure prophylaxis</text:p>
        </text:list-item>
        <text:list-item>
          <text:p text:style-name="P28">Avoid sharing of sharp objects</text:p>
        </text:list-item>
        <text:list-item>
          <text:p text:style-name="P28">Male circumcision</text:p>
        </text:list-item>
        <text:list-item>
          <text:p text:style-name="P28">Inform your partner about HIV</text:p>
        </text:list-item>
        <text:list-item>
          <text:p text:style-name="P28">Universal safety precautions</text:p>
        </text:list-item>
        <text:list-item>
          <text:p text:style-name="P28">Infected pregnant women should receive antiretrovirals to reduce risk of infecting their babies.</text:p>
        </text:list-item>
        <text:list-item>
          <text:p text:style-name="P28">Infected nursing mothers should use supplemental feeding</text:p>
        </text:list-item>
      </text:list>
      <text:p text:style-name="P24"/>
      <text:p text:style-name="P25">Diagnosis</text:p>
      <text:list text:style-name="L14">
        <text:list-item>
          <text:p text:style-name="P29">Rapid diagnostic test</text:p>
        </text:list-item>
        <text:list-item>
          <text:p text:style-name="P29">Enzyme linked immunosorbent assay</text:p>
        </text:list-item>
        <text:list-item>
          <text:p text:style-name="P29">Polymerase chain reaction</text:p>
        </text:list-item>
      </text:list>
      <text:p text:style-name="P24"/>
      <text:p text:style-name="P25">Management</text:p>
      <text:p text:style-name="P30">Classes of Drugs</text:p>
      <text:p text:style-name="P30"/>
      <text:p text:style-name="P30">1. Nucleoside Reverse Transcriptase Inhibitors (NRTI): <text:span text:style-name="T4">They block the enzyme reverse transcriotase which is essential for viral replication. Eg Zidovudine, Tenofovir, Lamivudine, Abacavir, Emtricitabine.</text:span></text:p>
      <text:p text:style-name="P31"/>
      <text:p text:style-name="P30">2. Non-Nucleoside Reverse Trnascriptase Inhibitors (NNRTI): <text:span text:style-name="T4">Eg Nevirapine and Effavirenz</text:span></text:p>
      <text:p text:style-name="P31"/>
      <text:p text:style-name="P30">3. Protease Inhibitors: <text:span text:style-name="T4">They block the enzyme HIV-Protease. The function of this enzyme is for replication. Eg Lopinavir, Ritonavir, Atazanavir.</text:span></text:p>
      <text:p text:style-name="P31"/>
      <text:p text:style-name="P30">4. Integrease Inhibitors (INTI): <text:span text:style-name="T4">They block the enzyme integrease. Integrease helps the virus to incorporate its DNA into the host’s genome. Eg Dolutegravir, Raltegravir.</text:span></text:p>
      <text:p text:style-name="P31"/>
      <text:p text:style-name="P32">5. Fusion Inhibitors (FI): <text:span text:style-name="T4">They prevent HIV from entering target cells. Eg Enfurvitide, Maraviroc.</text:span></text:p>
      <text:p text:style-name="P33"><text:soft-page-break/></text:p>
      <text:p text:style-name="P33">HAART – Highly active anti retroviral therapy</text:p>
      <text:p text:style-name="P33">This is a treatment strategy for HIV that comprise of three or more ARV drugs.</text:p>
      <text:p text:style-name="P33">Principle: 2 NRTI + 1 NNRTI or PI</text:p>
      <text:p text:style-name="P33"/>
      <text:p text:style-name="P33">1. Aripla = Tenofovir + Lamivudine + Effavirenz, Zidovudine + Lamivudine + Nevirapine.</text:p>
      <text:p text:style-name="P33"/>
      <text:p text:style-name="P33">2. Trovada = Tenofovir + Lamivudine (Used for PEP).</text:p>
      <text:p text:style-name="P33"/>
      <text:p text:style-name="P32">Goals of HAART</text:p>
      <text:list text:style-name="L15">
        <text:list-item>
          <text:p text:style-name="P34">To reduce morbidity and mortality</text:p>
        </text:list-item>
        <text:list-item>
          <text:p text:style-name="P34">To improve quality of life</text:p>
        </text:list-item>
        <text:list-item>
          <text:p text:style-name="P34">To reduce plasma viral load</text:p>
        </text:list-item>
        <text:list-item>
          <text:p text:style-name="P34">To prevent transmission to others</text:p>
        </text:list-item>
        <text:list-item>
          <text:p text:style-name="P34">To prevent drug resistance</text:p>
        </text:list-item>
      </text:list>
      <text:p text:style-name="P33"/>
      <text:p text:style-name="P32">Non Pharmacological Management</text:p>
      <text:p text:style-name="P32"/>
      <text:list text:style-name="L16">
        <text:list-item>
          <text:p text:style-name="P35">Dietary modification</text:p>
        </text:list-item>
        <text:list-item>
          <text:p text:style-name="P35">Safer sex practices</text:p>
        </text:list-item>
        <text:list-item>
          <text:p text:style-name="P35">Exercise / Physical activity</text:p>
        </text:list-item>
        <text:list-item>
          <text:p text:style-name="P35">Adequate support system</text:p>
        </text:list-item>
      </text:list>
      <text:p text:style-name="P33"/>
      <text:p text:style-name="P32">Complications</text:p>
      <text:list text:style-name="L17">
        <text:list-item>
          <text:p text:style-name="P36">AIDS wasting syndrome</text:p>
        </text:list-item>
        <text:list-item>
          <text:p text:style-name="P36">Tuberculosis</text:p>
        </text:list-item>
        <text:list-item>
          <text:p text:style-name="P36">Cytomegalovirus</text:p>
        </text:list-item>
        <text:list-item>
          <text:p text:style-name="P36">Karposis Sakoma</text:p>
        </text:list-item>
        <text:list-item>
          <text:p text:style-name="P36">Dementi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4T19:04:03.413006603</meta:creation-date>
    <dc:date>2025-11-08T20:04:01.302452694</dc:date>
    <meta:editing-duration>PT20M4S</meta:editing-duration>
    <meta:editing-cycles>5</meta:editing-cycles>
    <meta:generator>LibreOffice/25.8.2.2$Linux_X86_64 LibreOffice_project/580$Build-2</meta:generator>
    <meta:document-statistic meta:table-count="0" meta:image-count="0" meta:object-count="0" meta:page-count="6" meta:paragraph-count="153" meta:word-count="1276" meta:character-count="8138" meta:non-whitespace-character-count="7100"/>
  </office:meta>
</office:document-meta>
</file>